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Redirector.SitemapRedirector( Environ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Redirector.globalRedirect( boolean sessionMode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Redirector.redirect( boolean sessionMode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Redirector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Redirector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